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2_sup" table:style-name="ta1">
        <table:shapes>
          <draw:frame draw:z-index="0" draw:style-name="gr1" draw:text-style-name="P1" svg:width="32.594cm" svg:height="18.333cm" svg:x="9.302cm" svg:y="0.26cm">
            <draw:object draw:notify-on-update-of-ranges="l2_sup.A1260:l2_sup.A1449 l2_sup.B1260:l2_sup.B1449 l2_sup.C1260:l2_sup.C14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Executar #1</text:p>
          </table:table-cell>
        </table:table-row>
        <table:table-row table:style-name="ro1">
          <table:table-cell office:value-type="string" calcext:value-type="string">
            <text:p>Tempo (s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Tensão (V)</text:p>
          </table:table-cell>
          <table:table-cell office:value-type="string" calcext:value-type="string">
            <text:p>Potência (W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1" calcext:value-type="float">
            <text:p>1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9" calcext:value-type="float">
            <text:p>1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3" calcext:value-type="float">
            <text:p>1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9" calcext:value-type="float">
            <text:p>1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7" calcext:value-type="float">
            <text:p>1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7" calcext:value-type="float">
            <text:p>1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9" calcext:value-type="float">
            <text:p>1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1" calcext:value-type="float">
            <text:p>1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3" calcext:value-type="float">
            <text:p>1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9" calcext:value-type="float">
            <text:p>1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1" calcext:value-type="float">
            <text:p>1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7" calcext:value-type="float">
            <text:p>1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9" calcext:value-type="float">
            <text:p>1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7" calcext:value-type="float">
            <text:p>1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9" calcext:value-type="float">
            <text:p>1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1" calcext:value-type="float">
            <text:p>1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3" calcext:value-type="float">
            <text:p>1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7" calcext:value-type="float">
            <text:p>1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9" calcext:value-type="float">
            <text:p>1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3" calcext:value-type="float">
            <text:p>1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7" calcext:value-type="float">
            <text:p>1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9" calcext:value-type="float">
            <text:p>1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3" calcext:value-type="float">
            <text:p>1.15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7" calcext:value-type="float">
            <text:p>1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3" calcext:value-type="float">
            <text:p>1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7" calcext:value-type="float">
            <text:p>1.1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1" calcext:value-type="float">
            <text:p>1.1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3" calcext:value-type="float">
            <text:p>1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7" calcext:value-type="float">
            <text:p>1.1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2" calcext:value-type="float">
            <text:p>1.20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3" calcext:value-type="float">
            <text:p>1.20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7" calcext:value-type="float">
            <text:p>1.2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1" calcext:value-type="float">
            <text:p>1.2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3" calcext:value-type="float">
            <text:p>1.2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4" calcext:value-type="float">
            <text:p>1.2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1" calcext:value-type="float">
            <text:p>1.2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2" calcext:value-type="float">
            <text:p>1.2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3" calcext:value-type="float">
            <text:p>1.22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9" calcext:value-type="float">
            <text:p>1.2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1" calcext:value-type="float">
            <text:p>1.23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9" calcext:value-type="float">
            <text:p>1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1" calcext:value-type="float">
            <text:p>1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7" calcext:value-type="float">
            <text:p>1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9" calcext:value-type="float">
            <text:p>1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2" calcext:value-type="float">
            <text:p>1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3" calcext:value-type="float">
            <text:p>1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61" calcext:value-type="float">
            <text:p>1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62" calcext:value-type="float">
            <text:p>1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9" calcext:value-type="float">
            <text:p>1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73" calcext:value-type="float">
            <text:p>1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74" calcext:value-type="float">
            <text:p>1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76" calcext:value-type="float">
            <text:p>1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77" calcext:value-type="float">
            <text:p>1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86" calcext:value-type="float">
            <text:p>1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288" calcext:value-type="float">
            <text:p>1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289" calcext:value-type="float">
            <text:p>1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292" calcext:value-type="float">
            <text:p>1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294" calcext:value-type="float">
            <text:p>1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297" calcext:value-type="float">
            <text:p>1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" calcext:value-type="float">
            <text:p>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299" calcext:value-type="float">
            <text:p>1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301" calcext:value-type="float">
            <text:p>1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711" calcext:value-type="float">
            <text:p>0.0000711</text:p>
          </table:table-cell>
        </table:table-row>
        <table:table-row table:style-name="ro1">
          <table:table-cell office:value-type="float" office:value="1.303" calcext:value-type="float">
            <text:p>1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766" calcext:value-type="float">
            <text:p>0.0000766</text:p>
          </table:table-cell>
        </table:table-row>
        <table:table-row table:style-name="ro1">
          <table:table-cell office:value-type="float" office:value="1.304" calcext:value-type="float">
            <text:p>1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848" calcext:value-type="float">
            <text:p>0.0000848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903" calcext:value-type="float">
            <text:p>0.0000903</text:p>
          </table:table-cell>
        </table:table-row>
        <table:table-row table:style-name="ro1">
          <table:table-cell office:value-type="float" office:value="1.306" calcext:value-type="float">
            <text:p>1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985" calcext:value-type="float">
            <text:p>0.0000985</text:p>
          </table:table-cell>
        </table:table-row>
        <table:table-row table:style-name="ro1">
          <table:table-cell office:value-type="float" office:value="1.307" calcext:value-type="float">
            <text:p>1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" calcext:value-type="float">
            <text:p>0.2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1" calcext:value-type="float">
            <text:p>0.21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26" calcext:value-type="float">
            <text:p>0.000126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6" calcext:value-type="float">
            <text:p>0.26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float" office:value="1.311" calcext:value-type="float">
            <text:p>1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8" calcext:value-type="float">
            <text:p>0.28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1.312" calcext:value-type="float">
            <text:p>1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1" calcext:value-type="float">
            <text:p>0.31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float" office:value="1.313" calcext:value-type="float">
            <text:p>1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4" calcext:value-type="float">
            <text:p>0.34</text:p>
          </table:table-cell>
          <table:table-cell office:value-type="float" office:value="0.000181" calcext:value-type="float">
            <text:p>0.000181</text:p>
          </table:table-cell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7" calcext:value-type="float">
            <text:p>0.37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1" calcext:value-type="float">
            <text:p>0.41</text:p>
          </table:table-cell>
          <table:table-cell office:value-type="float" office:value="0.000219" calcext:value-type="float">
            <text:p>0.000219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4" calcext:value-type="float">
            <text:p>0.44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office:value-type="float" office:value="1.317" calcext:value-type="float">
            <text:p>1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" calcext:value-type="float">
            <text:p>0.5</text:p>
          </table:table-cell>
          <table:table-cell office:value-type="float" office:value="0.000265" calcext:value-type="float">
            <text:p>0.000265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5" calcext:value-type="float">
            <text:p>0.55</text:p>
          </table:table-cell>
          <table:table-cell office:value-type="float" office:value="0.000295" calcext:value-type="float">
            <text:p>0.000295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1" calcext:value-type="float">
            <text:p>0.61</text:p>
          </table:table-cell>
          <table:table-cell office:value-type="float" office:value="0.000328" calcext:value-type="float">
            <text:p>0.000328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8" calcext:value-type="float">
            <text:p>0.68</text:p>
          </table:table-cell>
          <table:table-cell office:value-type="float" office:value="0.000367" calcext:value-type="float">
            <text:p>0.000367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77" calcext:value-type="float">
            <text:p>0.77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86" calcext:value-type="float">
            <text:p>0.86</text:p>
          </table:table-cell>
          <table:table-cell office:value-type="float" office:value="0.000462" calcext:value-type="float">
            <text:p>0.000462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98" calcext:value-type="float">
            <text:p>0.98</text:p>
          </table:table-cell>
          <table:table-cell office:value-type="float" office:value="0.000522" calcext:value-type="float">
            <text:p>0.000522</text:p>
          </table:table-cell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1" calcext:value-type="float">
            <text:p>1.1</text:p>
          </table:table-cell>
          <table:table-cell office:value-type="float" office:value="0.000588" calcext:value-type="float">
            <text:p>0.000588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25" calcext:value-type="float">
            <text:p>1.25</text:p>
          </table:table-cell>
          <table:table-cell office:value-type="float" office:value="0.000667" calcext:value-type="float">
            <text:p>0.000667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41" calcext:value-type="float">
            <text:p>1.41</text:p>
          </table:table-cell>
          <table:table-cell office:value-type="float" office:value="0.000758" calcext:value-type="float">
            <text:p>0.000758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61" calcext:value-type="float">
            <text:p>1.61</text:p>
          </table:table-cell>
          <table:table-cell office:value-type="float" office:value="0.000864" calcext:value-type="float">
            <text:p>0.000864</text:p>
          </table:table-cell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9" calcext:value-type="float">
            <text:p>1.329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-0.01" calcext:value-type="float">
            <text:p>-0.01</text:p>
          </table:table-cell>
          <table:table-cell office:value-type="float" office:value="1.89" calcext:value-type="float">
            <text:p>1.8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331" calcext:value-type="float">
            <text:p>1.331</text:p>
          </table:table-cell>
          <table:table-cell office:value-type="float" office:value="-0.01" calcext:value-type="float">
            <text:p>-0.01</text:p>
          </table:table-cell>
          <table:table-cell office:value-type="float" office:value="1.94" calcext:value-type="float">
            <text:p>1.9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-0.02" calcext:value-type="float">
            <text:p>-0.02</text:p>
          </table:table-cell>
          <table:table-cell office:value-type="float" office:value="1.97" calcext:value-type="float">
            <text:p>1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-0.03" calcext:value-type="float">
            <text:p>-0.03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.334" calcext:value-type="float">
            <text:p>1.334</text:p>
          </table:table-cell>
          <table:table-cell office:value-type="float" office:value="-0.04" calcext:value-type="float">
            <text:p>-0.04</text:p>
          </table:table-cell>
          <table:table-cell office:value-type="float" office:value="2.03" calcext:value-type="float">
            <text:p>2.0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-0.05" calcext:value-type="float">
            <text:p>-0.05</text:p>
          </table:table-cell>
          <table:table-cell office:value-type="float" office:value="2.06" calcext:value-type="float">
            <text:p>2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-0.06" calcext:value-type="float">
            <text:p>-0.06</text:p>
          </table:table-cell>
          <table:table-cell office:value-type="float" office:value="2.09" calcext:value-type="float">
            <text:p>2.0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.337" calcext:value-type="float">
            <text:p>1.337</text:p>
          </table:table-cell>
          <table:table-cell office:value-type="float" office:value="-0.08" calcext:value-type="float">
            <text:p>-0.08</text:p>
          </table:table-cell>
          <table:table-cell office:value-type="float" office:value="2.12" calcext:value-type="float">
            <text:p>2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-0.09" calcext:value-type="float">
            <text:p>-0.09</text:p>
          </table:table-cell>
          <table:table-cell office:value-type="float" office:value="2.16" calcext:value-type="float">
            <text:p>2.1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39" calcext:value-type="float">
            <text:p>1.339</text:p>
          </table:table-cell>
          <table:table-cell office:value-type="float" office:value="-0.1" calcext:value-type="float">
            <text:p>-0.1</text:p>
          </table:table-cell>
          <table:table-cell office:value-type="float" office:value="2.18" calcext:value-type="float">
            <text:p>2.1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-0.12" calcext:value-type="float">
            <text:p>-0.12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.341" calcext:value-type="float">
            <text:p>1.341</text:p>
          </table:table-cell>
          <table:table-cell office:value-type="float" office:value="-0.13" calcext:value-type="float">
            <text:p>-0.13</text:p>
          </table:table-cell>
          <table:table-cell office:value-type="float" office:value="2.22" calcext:value-type="float">
            <text:p>2.2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.342" calcext:value-type="float">
            <text:p>1.342</text:p>
          </table:table-cell>
          <table:table-cell office:value-type="float" office:value="-0.13" calcext:value-type="float">
            <text:p>-0.13</text:p>
          </table:table-cell>
          <table:table-cell office:value-type="float" office:value="2.23" calcext:value-type="float">
            <text:p>2.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-0.14" calcext:value-type="float">
            <text:p>-0.14</text:p>
          </table:table-cell>
          <table:table-cell office:value-type="float" office:value="2.23" calcext:value-type="float">
            <text:p>2.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-0.14" calcext:value-type="float">
            <text:p>-0.14</text:p>
          </table:table-cell>
          <table:table-cell office:value-type="float" office:value="2.23" calcext:value-type="float">
            <text:p>2.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-0.13" calcext:value-type="float">
            <text:p>-0.13</text:p>
          </table:table-cell>
          <table:table-cell office:value-type="float" office:value="2.22" calcext:value-type="float">
            <text:p>2.2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.346" calcext:value-type="float">
            <text:p>1.346</text:p>
          </table:table-cell>
          <table:table-cell office:value-type="float" office:value="-0.12" calcext:value-type="float">
            <text:p>-0.12</text:p>
          </table:table-cell>
          <table:table-cell office:value-type="float" office:value="2.2" calcext:value-type="float">
            <text:p>2.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-0.11" calcext:value-type="float">
            <text:p>-0.11</text:p>
          </table:table-cell>
          <table:table-cell office:value-type="float" office:value="2.18" calcext:value-type="float">
            <text:p>2.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348" calcext:value-type="float">
            <text:p>1.348</text:p>
          </table:table-cell>
          <table:table-cell office:value-type="float" office:value="-0.1" calcext:value-type="float">
            <text:p>-0.1</text:p>
          </table:table-cell>
          <table:table-cell office:value-type="float" office:value="2.16" calcext:value-type="float">
            <text:p>2.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-0.08" calcext:value-type="float">
            <text:p>-0.08</text:p>
          </table:table-cell>
          <table:table-cell office:value-type="float" office:value="2.12" calcext:value-type="float">
            <text:p>2.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06" calcext:value-type="float">
            <text:p>-0.06</text:p>
          </table:table-cell>
          <table:table-cell office:value-type="float" office:value="2.08" calcext:value-type="float">
            <text:p>2.0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351" calcext:value-type="float">
            <text:p>1.351</text:p>
          </table:table-cell>
          <table:table-cell office:value-type="float" office:value="-0.05" calcext:value-type="float">
            <text:p>-0.05</text:p>
          </table:table-cell>
          <table:table-cell office:value-type="float" office:value="2.04" calcext:value-type="float">
            <text:p>2.0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352" calcext:value-type="float">
            <text:p>1.352</text:p>
          </table:table-cell>
          <table:table-cell office:value-type="float" office:value="-0.03" calcext:value-type="float">
            <text:p>-0.03</text:p>
          </table:table-cell>
          <table:table-cell office:value-type="float" office:value="1.99" calcext:value-type="float">
            <text:p>1.9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.353" calcext:value-type="float">
            <text:p>1.353</text:p>
          </table:table-cell>
          <table:table-cell office:value-type="float" office:value="-0.01" calcext:value-type="float">
            <text:p>-0.01</text:p>
          </table:table-cell>
          <table:table-cell office:value-type="float" office:value="1.91" calcext:value-type="float">
            <text:p>1.9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87" calcext:value-type="float">
            <text:p>0.87</text:p>
          </table:table-cell>
          <table:table-cell office:value-type="float" office:value="0.000465" calcext:value-type="float">
            <text:p>0.000465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83" calcext:value-type="float">
            <text:p>-0.83</text:p>
          </table:table-cell>
          <table:table-cell office:value-type="float" office:value="0.000443" calcext:value-type="float">
            <text:p>0.000443</text:p>
          </table:table-cell>
        </table:table-row>
        <table:table-row table:style-name="ro1">
          <table:table-cell office:value-type="float" office:value="1.357" calcext:value-type="float">
            <text:p>1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68" calcext:value-type="float">
            <text:p>-1.68</text:p>
          </table:table-cell>
          <table:table-cell office:value-type="float" office:value="0.000897" calcext:value-type="float">
            <text:p>0.000897</text:p>
          </table:table-cell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54" calcext:value-type="float">
            <text:p>-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43" calcext:value-type="float">
            <text:p>-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36" calcext:value-type="float">
            <text:p>-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1" calcext:value-type="float">
            <text:p>1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33" calcext:value-type="float">
            <text:p>-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3" calcext:value-type="float">
            <text:p>-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7.25" calcext:value-type="float">
            <text:p>-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4" calcext:value-type="float">
            <text:p>1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8.11" calcext:value-type="float">
            <text:p>-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8.8" calcext:value-type="float">
            <text:p>-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6" calcext:value-type="float">
            <text:p>1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9.28" calcext:value-type="float">
            <text:p>-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9.53" calcext:value-type="float">
            <text:p>-9.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9.54" calcext:value-type="float">
            <text:p>-9.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9.31" calcext:value-type="float">
            <text:p>-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8.86" calcext:value-type="float">
            <text:p>-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1" calcext:value-type="float">
            <text:p>1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8.21" calcext:value-type="float">
            <text:p>-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7.42" calcext:value-type="float">
            <text:p>-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3" calcext:value-type="float">
            <text:p>1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55" calcext:value-type="float">
            <text:p>-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7" calcext:value-type="float">
            <text:p>-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91" calcext:value-type="float">
            <text:p>-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7" calcext:value-type="float">
            <text:p>1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59" calcext:value-type="float">
            <text:p>-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06" calcext:value-type="float">
            <text:p>-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61" calcext:value-type="float">
            <text:p>-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24" calcext:value-type="float">
            <text:p>-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1" calcext:value-type="float">
            <text:p>1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92" calcext:value-type="float">
            <text:p>-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2" calcext:value-type="float">
            <text:p>1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884" calcext:value-type="float">
            <text:p>0.000884</text:p>
          </table:table-cell>
        </table:table-row>
        <table:table-row table:style-name="ro1">
          <table:table-cell office:value-type="float" office:value="1.383" calcext:value-type="float">
            <text:p>1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42" calcext:value-type="float">
            <text:p>-1.42</text:p>
          </table:table-cell>
          <table:table-cell office:value-type="float" office:value="0.000763" calcext:value-type="float">
            <text:p>0.000763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24" calcext:value-type="float">
            <text:p>-1.24</text:p>
          </table:table-cell>
          <table:table-cell office:value-type="float" office:value="0.000662" calcext:value-type="float">
            <text:p>0.000662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07" calcext:value-type="float">
            <text:p>-1.07</text:p>
          </table:table-cell>
          <table:table-cell office:value-type="float" office:value="0.000574" calcext:value-type="float">
            <text:p>0.000574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93" calcext:value-type="float">
            <text:p>-0.93</text:p>
          </table:table-cell>
          <table:table-cell office:value-type="float" office:value="0.000501" calcext:value-type="float">
            <text:p>0.000501</text:p>
          </table:table-cell>
        </table:table-row>
        <table:table-row table:style-name="ro1">
          <table:table-cell office:value-type="float" office:value="1.387" calcext:value-type="float">
            <text:p>1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82" calcext:value-type="float">
            <text:p>-0.82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72" calcext:value-type="float">
            <text:p>-0.72</text:p>
          </table:table-cell>
          <table:table-cell office:value-type="float" office:value="0.000386" calcext:value-type="float">
            <text:p>0.000386</text:p>
          </table:table-cell>
        </table:table-row>
        <table:table-row table:style-name="ro1">
          <table:table-cell office:value-type="float" office:value="1.389" calcext:value-type="float">
            <text:p>1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63" calcext:value-type="float">
            <text:p>-0.63</text:p>
          </table:table-cell>
          <table:table-cell office:value-type="float" office:value="0.000339" calcext:value-type="float">
            <text:p>0.00033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6" calcext:value-type="float">
            <text:p>-0.56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 office:value-type="float" office:value="1.391" calcext:value-type="float">
            <text:p>1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" calcext:value-type="float">
            <text:p>-0.5</text:p>
          </table:table-cell>
          <table:table-cell office:value-type="float" office:value="0.000268" calcext:value-type="float">
            <text:p>0.000268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8" calcext:value-type="float">
            <text:p>-0.38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float" office:value="1.394" calcext:value-type="float">
            <text:p>1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167" calcext:value-type="float">
            <text:p>0.000167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9" calcext:value-type="float">
            <text:p>-0.19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02" calcext:value-type="float">
            <text:p>1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03" calcext:value-type="float">
            <text:p>1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" calcext:value-type="float">
            <text:p>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414" calcext:value-type="float">
            <text:p>1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421" calcext:value-type="float">
            <text:p>1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423" calcext:value-type="float">
            <text:p>1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427" calcext:value-type="float">
            <text:p>1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47" calcext:value-type="float">
            <text:p>1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451" calcext:value-type="float">
            <text:p>1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453" calcext:value-type="float">
            <text:p>1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459" calcext:value-type="float">
            <text:p>1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469" calcext:value-type="float">
            <text:p>1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472" calcext:value-type="float">
            <text:p>1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483" calcext:value-type="float">
            <text:p>1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489" calcext:value-type="float">
            <text:p>1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498" calcext:value-type="float">
            <text:p>1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503" calcext:value-type="float">
            <text:p>1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06" calcext:value-type="float">
            <text:p>1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14" calcext:value-type="float">
            <text:p>1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523" calcext:value-type="float">
            <text:p>1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524" calcext:value-type="float">
            <text:p>1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33" calcext:value-type="float">
            <text:p>1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1" calcext:value-type="float">
            <text:p>1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2" calcext:value-type="float">
            <text:p>1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58" calcext:value-type="float">
            <text:p>1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19" calcext:value-type="float">
            <text:p>1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646" calcext:value-type="float">
            <text:p>1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48" calcext:value-type="float">
            <text:p>1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51" calcext:value-type="float">
            <text:p>1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54" calcext:value-type="float">
            <text:p>1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57" calcext:value-type="float">
            <text:p>1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2" calcext:value-type="float">
            <text:p>1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7" calcext:value-type="float">
            <text:p>1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69" calcext:value-type="float">
            <text:p>1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71" calcext:value-type="float">
            <text:p>1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673" calcext:value-type="float">
            <text:p>1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78" calcext:value-type="float">
            <text:p>1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679" calcext:value-type="float">
            <text:p>1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681" calcext:value-type="float">
            <text:p>1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682" calcext:value-type="float">
            <text:p>1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683" calcext:value-type="float">
            <text:p>1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86" calcext:value-type="float">
            <text:p>1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687" calcext:value-type="float">
            <text:p>1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696" calcext:value-type="float">
            <text:p>1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698" calcext:value-type="float">
            <text:p>1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699" calcext:value-type="float">
            <text:p>1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01" calcext:value-type="float">
            <text:p>1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02" calcext:value-type="float">
            <text:p>1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03" calcext:value-type="float">
            <text:p>1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06" calcext:value-type="float">
            <text:p>1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7" calcext:value-type="float">
            <text:p>1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8" calcext:value-type="float">
            <text:p>1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2" calcext:value-type="float">
            <text:p>1.71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3" calcext:value-type="float">
            <text:p>1.7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7" calcext:value-type="float">
            <text:p>1.71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9" calcext:value-type="float">
            <text:p>1.7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2" calcext:value-type="float">
            <text:p>1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3" calcext:value-type="float">
            <text:p>1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9" calcext:value-type="float">
            <text:p>1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2" calcext:value-type="float">
            <text:p>1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3" calcext:value-type="float">
            <text:p>1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41" calcext:value-type="float">
            <text:p>1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7" calcext:value-type="float">
            <text:p>1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8" calcext:value-type="float">
            <text:p>1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3" calcext:value-type="float">
            <text:p>1.75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4" calcext:value-type="float">
            <text:p>1.7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6" calcext:value-type="float">
            <text:p>1.75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7" calcext:value-type="float">
            <text:p>1.75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1" calcext:value-type="float">
            <text:p>1.7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7" calcext:value-type="float">
            <text:p>1.7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9" calcext:value-type="float">
            <text:p>1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1" calcext:value-type="float">
            <text:p>1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2" calcext:value-type="float">
            <text:p>1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8" calcext:value-type="float">
            <text:p>1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9" calcext:value-type="float">
            <text:p>1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2" calcext:value-type="float">
            <text:p>1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3" calcext:value-type="float">
            <text:p>1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6" calcext:value-type="float">
            <text:p>1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7" calcext:value-type="float">
            <text:p>1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8" calcext:value-type="float">
            <text:p>1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9" calcext:value-type="float">
            <text:p>1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1" calcext:value-type="float">
            <text:p>1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7" calcext:value-type="float">
            <text:p>1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8" calcext:value-type="float">
            <text:p>1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9" calcext:value-type="float">
            <text:p>1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01" calcext:value-type="float">
            <text:p>1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2" calcext:value-type="float">
            <text:p>1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7" calcext:value-type="float">
            <text:p>1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8" calcext:value-type="float">
            <text:p>1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1" calcext:value-type="float">
            <text:p>1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2" calcext:value-type="float">
            <text:p>1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3" calcext:value-type="float">
            <text:p>1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4" calcext:value-type="float">
            <text:p>1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7" calcext:value-type="float">
            <text:p>1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9" calcext:value-type="float">
            <text:p>1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1" calcext:value-type="float">
            <text:p>1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2" calcext:value-type="float">
            <text:p>1.8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6" calcext:value-type="float">
            <text:p>1.82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7" calcext:value-type="float">
            <text:p>1.8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8" calcext:value-type="float">
            <text:p>1.8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9" calcext:value-type="float">
            <text:p>1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1" calcext:value-type="float">
            <text:p>1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4" calcext:value-type="float">
            <text:p>1.8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7" calcext:value-type="float">
            <text:p>1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9" calcext:value-type="float">
            <text:p>1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1" calcext:value-type="float">
            <text:p>1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2" calcext:value-type="float">
            <text:p>1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6" calcext:value-type="float">
            <text:p>1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7" calcext:value-type="float">
            <text:p>1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9" calcext:value-type="float">
            <text:p>1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1" calcext:value-type="float">
            <text:p>1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2" calcext:value-type="float">
            <text:p>1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3" calcext:value-type="float">
            <text:p>1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4" calcext:value-type="float">
            <text:p>1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6" calcext:value-type="float">
            <text:p>1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9" calcext:value-type="float">
            <text:p>1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4" calcext:value-type="float">
            <text:p>1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1" calcext:value-type="float">
            <text:p>1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3" calcext:value-type="float">
            <text:p>1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8" calcext:value-type="float">
            <text:p>1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1" calcext:value-type="float">
            <text:p>1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3" calcext:value-type="float">
            <text:p>1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6" calcext:value-type="float">
            <text:p>1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7" calcext:value-type="float">
            <text:p>1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8" calcext:value-type="float">
            <text:p>1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9" calcext:value-type="float">
            <text:p>1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1" calcext:value-type="float">
            <text:p>1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7" calcext:value-type="float">
            <text:p>1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8" calcext:value-type="float">
            <text:p>1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1" calcext:value-type="float">
            <text:p>1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2" calcext:value-type="float">
            <text:p>1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4" calcext:value-type="float">
            <text:p>1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7" calcext:value-type="float">
            <text:p>1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8" calcext:value-type="float">
            <text:p>1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1" calcext:value-type="float">
            <text:p>1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7" calcext:value-type="float">
            <text:p>1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9" calcext:value-type="float">
            <text:p>1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1" calcext:value-type="float">
            <text:p>1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3" calcext:value-type="float">
            <text:p>1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9" calcext:value-type="float">
            <text:p>1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2" calcext:value-type="float">
            <text:p>1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3" calcext:value-type="float">
            <text:p>1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7" calcext:value-type="float">
            <text:p>1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8" calcext:value-type="float">
            <text:p>1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9" calcext:value-type="float">
            <text:p>1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1" calcext:value-type="float">
            <text:p>1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2" calcext:value-type="float">
            <text:p>1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9" calcext:value-type="float">
            <text:p>1.94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1" calcext:value-type="float">
            <text:p>1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2" calcext:value-type="float">
            <text:p>1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3" calcext:value-type="float">
            <text:p>1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4" calcext:value-type="float">
            <text:p>1.9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7" calcext:value-type="float">
            <text:p>1.95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1" calcext:value-type="float">
            <text:p>1.9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2" calcext:value-type="float">
            <text:p>1.96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66" calcext:value-type="float">
            <text:p>1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9" calcext:value-type="float">
            <text:p>1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1" calcext:value-type="float">
            <text:p>1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73" calcext:value-type="float">
            <text:p>1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7" calcext:value-type="float">
            <text:p>1.97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1" calcext:value-type="float">
            <text:p>1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2" calcext:value-type="float">
            <text:p>1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3" calcext:value-type="float">
            <text:p>1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9" calcext:value-type="float">
            <text:p>1.9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4" calcext:value-type="float">
            <text:p>1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7" calcext:value-type="float">
            <text:p>1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9" calcext:value-type="float">
            <text:p>1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1" calcext:value-type="float">
            <text:p>2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3" calcext:value-type="float">
            <text:p>2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04" calcext:value-type="float">
            <text:p>2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06" calcext:value-type="float">
            <text:p>2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9" calcext:value-type="float">
            <text:p>2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2" calcext:value-type="float">
            <text:p>2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4" calcext:value-type="float">
            <text:p>2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9" calcext:value-type="float">
            <text:p>2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1" calcext:value-type="float">
            <text:p>2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2" calcext:value-type="float">
            <text:p>2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4" calcext:value-type="float">
            <text:p>2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26" calcext:value-type="float">
            <text:p>2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7" calcext:value-type="float">
            <text:p>2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9" calcext:value-type="float">
            <text:p>2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1" calcext:value-type="float">
            <text:p>2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32" calcext:value-type="float">
            <text:p>2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33" calcext:value-type="float">
            <text:p>2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36" calcext:value-type="float">
            <text:p>2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37" calcext:value-type="float">
            <text:p>2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38" calcext:value-type="float">
            <text:p>2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9" calcext:value-type="float">
            <text:p>2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41" calcext:value-type="float">
            <text:p>2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42" calcext:value-type="float">
            <text:p>2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4" calcext:value-type="float">
            <text:p>2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6" calcext:value-type="float">
            <text:p>2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7" calcext:value-type="float">
            <text:p>2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9" calcext:value-type="float">
            <text:p>2.04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1" calcext:value-type="float">
            <text:p>2.05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2" calcext:value-type="float">
            <text:p>2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3" calcext:value-type="float">
            <text:p>2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54" calcext:value-type="float">
            <text:p>2.0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56" calcext:value-type="float">
            <text:p>2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7" calcext:value-type="float">
            <text:p>2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8" calcext:value-type="float">
            <text:p>2.0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9" calcext:value-type="float">
            <text:p>2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61" calcext:value-type="float">
            <text:p>2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63" calcext:value-type="float">
            <text:p>2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64" calcext:value-type="float">
            <text:p>2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7" calcext:value-type="float">
            <text:p>2.0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9" calcext:value-type="float">
            <text:p>2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1" calcext:value-type="float">
            <text:p>2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72" calcext:value-type="float">
            <text:p>2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73" calcext:value-type="float">
            <text:p>2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74" calcext:value-type="float">
            <text:p>2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76" calcext:value-type="float">
            <text:p>2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77" calcext:value-type="float">
            <text:p>2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78" calcext:value-type="float">
            <text:p>2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9" calcext:value-type="float">
            <text:p>2.07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1" calcext:value-type="float">
            <text:p>2.0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2" calcext:value-type="float">
            <text:p>2.0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3" calcext:value-type="float">
            <text:p>2.0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4" calcext:value-type="float">
            <text:p>2.0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6" calcext:value-type="float">
            <text:p>2.0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7" calcext:value-type="float">
            <text:p>2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9" calcext:value-type="float">
            <text:p>2.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1" calcext:value-type="float">
            <text:p>2.0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2" calcext:value-type="float">
            <text:p>2.0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4" calcext:value-type="float">
            <text:p>2.0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7" calcext:value-type="float">
            <text:p>2.0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" calcext:value-type="float">
            <text:p>2.09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1" calcext:value-type="float">
            <text:p>2.10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2" calcext:value-type="float">
            <text:p>2.10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3" calcext:value-type="float">
            <text:p>2.10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4" calcext:value-type="float">
            <text:p>2.1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7" calcext:value-type="float">
            <text:p>2.1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8" calcext:value-type="float">
            <text:p>2.10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4" calcext:value-type="float">
            <text:p>2.1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6" calcext:value-type="float">
            <text:p>2.1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7" calcext:value-type="float">
            <text:p>2.11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9" calcext:value-type="float">
            <text:p>2.1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1" calcext:value-type="float">
            <text:p>2.1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6T21:14:11.654076320</dc:date>
    <meta:editing-duration>PT1H25M56S</meta:editing-duration>
    <meta:editing-cycles>1</meta:editing-cycles>
    <meta:document-statistic meta:table-count="1" meta:cell-count="8500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21" chart:maximum="0.0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-21" chart:maximum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595cm" svg:height="18.334cm" xlink:href=".." xlink:type="simple" chart:class="chart:line" chart:style-name="ch1">
        <chart:title svg:x="14.851cm" svg:y="0.502cm" chart:style-name="ch2">
          <text:p>Sul para cima</text:p>
        </chart:title>
        <chart:subtitle svg:x="15.089cm" svg:y="1.647cm" chart:style-name="ch3">
          <text:p>Altura: 23 cm</text:p>
        </chart:subtitle>
        <chart:legend chart:legend-position="end" svg:x="30.007cm" svg:y="8.619cm" style:legend-expansion="high" chart:style-name="ch4"/>
        <chart:plot-area chart:style-name="ch5" table:cell-range-address="l2_sup.A1260:l2_sup.C1449" chart:data-source-has-labels="both" svg:x="1.662cm" svg:y="2.696cm" svg:width="27.694cm" svg:height="14.291cm">
          <chart:coordinate-region svg:x="5.458cm" svg:y="2.895cm" svg:width="23.17cm" svg:height="13.893cm"/>
          <chart:axis chart:dimension="x" chart:name="primary-x" chart:style-name="ch6" chartooo:axis-type="auto">
            <chartooo:date-scale/>
            <chart:title svg:x="14.724cm" svg:y="17.353cm" chart:style-name="ch7">
              <text:p>Tempo (s)</text:p>
            </chart:title>
            <chart:categories table:cell-range-address="l2_sup.A1260:l2_sup.A1449"/>
          </chart:axis>
          <chart:axis chart:dimension="y" chart:name="primary-y" chart:style-name="ch8">
            <chart:title svg:x="0.451cm" svg:y="10.785cm" chart:style-name="ch9">
              <text:p>Corrente (A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2_sup.B1260:l2_sup.B1449" loext:label-string="corrente" chart:class="chart:line">
            <chart:data-point chart:repeated="190"/>
          </chart:series>
          <chart:series chart:attached-axis="secondary-y" chart:style-name="ch13" chart:values-cell-range-address="l2_sup.C1260:l2_sup.C1449" loext:label-string="tensão" chart:class="chart:line">
            <chart:data-point chart:repeated="19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nte</text:p>
              </table:table-cell>
              <table:table-cell office:value-type="string">
                <text:p>tensão</text:p>
              </table:table-cell>
            </table:table-row>
          </table:table-header-rows>
          <table:table-rows>
            <table:table-row>
              <table:table-cell office:value-type="float" office:value="1.257">
                <text:p>1.257</text:p>
                <draw:g>
                  <svg:desc>l2_sup.A1260:l2_sup.A1449</svg:desc>
                </draw:g>
              </table:table-cell>
              <table:table-cell office:value-type="float" office:value="0.000536">
                <text:p>0.000536</text:p>
                <draw:g>
                  <svg:desc>l2_sup.B1260:l2_sup.B1449</svg:desc>
                </draw:g>
              </table:table-cell>
              <table:table-cell office:value-type="float" office:value="0.01">
                <text:p>0.01</text:p>
                <draw:g>
                  <svg:desc>l2_sup.C1260:l2_sup.C1449</svg:desc>
                </draw:g>
              </table:table-cell>
            </table:table-row>
            <table:table-row>
              <table:table-cell office:value-type="float" office:value="1.258">
                <text:p>1.258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259">
                <text:p>1.259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261">
                <text:p>1.261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262">
                <text:p>1.262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263">
                <text:p>1.263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64">
                <text:p>1.264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65">
                <text:p>1.265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66">
                <text:p>1.266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67">
                <text:p>1.267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68">
                <text:p>1.268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69">
                <text:p>1.269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71">
                <text:p>1.271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72">
                <text:p>1.272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73">
                <text:p>1.273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274">
                <text:p>1.274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76">
                <text:p>1.276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77">
                <text:p>1.277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78">
                <text:p>1.278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79">
                <text:p>1.279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81">
                <text:p>1.281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82">
                <text:p>1.282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83">
                <text:p>1.283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84">
                <text:p>1.284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85">
                <text:p>1.285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86">
                <text:p>1.286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287">
                <text:p>1.287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288">
                <text:p>1.288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289">
                <text:p>1.289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291">
                <text:p>1.291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292">
                <text:p>1.292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293">
                <text:p>1.293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294">
                <text:p>1.294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295">
                <text:p>1.295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296">
                <text:p>1.296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297">
                <text:p>1.297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298">
                <text:p>1.298</text:p>
              </table:table-cell>
              <table:table-cell office:value-type="float" office:value="0.000536">
                <text:p>0.000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.299">
                <text:p>1.299</text:p>
              </table:table-cell>
              <table:table-cell office:value-type="float" office:value="0.000536">
                <text:p>0.0005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.301">
                <text:p>1.301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.302">
                <text:p>1.302</text:p>
              </table:table-cell>
              <table:table-cell office:value-type="float" office:value="0.000536">
                <text:p>0.0005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.303">
                <text:p>1.303</text:p>
              </table:table-cell>
              <table:table-cell office:value-type="float" office:value="0.000536">
                <text:p>0.0005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.304">
                <text:p>1.304</text:p>
              </table:table-cell>
              <table:table-cell office:value-type="float" office:value="0.000536">
                <text:p>0.00053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0.000536">
                <text:p>0.0005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.306">
                <text:p>1.306</text:p>
              </table:table-cell>
              <table:table-cell office:value-type="float" office:value="0.000536">
                <text:p>0.0005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.307">
                <text:p>1.307</text:p>
              </table:table-cell>
              <table:table-cell office:value-type="float" office:value="0.000536">
                <text:p>0.0005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.308">
                <text:p>1.308</text:p>
              </table:table-cell>
              <table:table-cell office:value-type="float" office:value="0.000536">
                <text:p>0.00053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.309">
                <text:p>1.309</text:p>
              </table:table-cell>
              <table:table-cell office:value-type="float" office:value="0.000536">
                <text:p>0.00053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0.000536">
                <text:p>0.00053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.311">
                <text:p>1.311</text:p>
              </table:table-cell>
              <table:table-cell office:value-type="float" office:value="0.000536">
                <text:p>0.0005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.312">
                <text:p>1.312</text:p>
              </table:table-cell>
              <table:table-cell office:value-type="float" office:value="0.000536">
                <text:p>0.00053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.313">
                <text:p>1.313</text:p>
              </table:table-cell>
              <table:table-cell office:value-type="float" office:value="0.000536">
                <text:p>0.00053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.314">
                <text:p>1.314</text:p>
              </table:table-cell>
              <table:table-cell office:value-type="float" office:value="0.000536">
                <text:p>0.00053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.315">
                <text:p>1.315</text:p>
              </table:table-cell>
              <table:table-cell office:value-type="float" office:value="0.000536">
                <text:p>0.00053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1.316">
                <text:p>1.316</text:p>
              </table:table-cell>
              <table:table-cell office:value-type="float" office:value="0.000536">
                <text:p>0.00053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.317">
                <text:p>1.317</text:p>
              </table:table-cell>
              <table:table-cell office:value-type="float" office:value="0.000536">
                <text:p>0.0005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318">
                <text:p>1.318</text:p>
              </table:table-cell>
              <table:table-cell office:value-type="float" office:value="0.000536">
                <text:p>0.00053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.319">
                <text:p>1.319</text:p>
              </table:table-cell>
              <table:table-cell office:value-type="float" office:value="0.000536">
                <text:p>0.00053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000536">
                <text:p>0.00053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.321">
                <text:p>1.321</text:p>
              </table:table-cell>
              <table:table-cell office:value-type="float" office:value="0.000536">
                <text:p>0.0005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.322">
                <text:p>1.322</text:p>
              </table:table-cell>
              <table:table-cell office:value-type="float" office:value="0.000536">
                <text:p>0.00053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.323">
                <text:p>1.323</text:p>
              </table:table-cell>
              <table:table-cell office:value-type="float" office:value="0.000536">
                <text:p>0.00053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.324">
                <text:p>1.324</text:p>
              </table:table-cell>
              <table:table-cell office:value-type="float" office:value="0.000536">
                <text:p>0.0005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0.000536">
                <text:p>0.00053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.326">
                <text:p>1.326</text:p>
              </table:table-cell>
              <table:table-cell office:value-type="float" office:value="0.000536">
                <text:p>0.00053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1.327">
                <text:p>1.327</text:p>
              </table:table-cell>
              <table:table-cell office:value-type="float" office:value="0.000536">
                <text:p>0.00053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1.328">
                <text:p>1.328</text:p>
              </table:table-cell>
              <table:table-cell office:value-type="float" office:value="0">
                <text:p>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.329">
                <text:p>1.329</text:p>
              </table:table-cell>
              <table:table-cell office:value-type="float" office:value="0">
                <text:p>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-0.01">
                <text:p>-0.0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1.331">
                <text:p>1.331</text:p>
              </table:table-cell>
              <table:table-cell office:value-type="float" office:value="-0.01">
                <text:p>-0.0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.332">
                <text:p>1.332</text:p>
              </table:table-cell>
              <table:table-cell office:value-type="float" office:value="-0.02">
                <text:p>-0.0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.333">
                <text:p>1.333</text:p>
              </table:table-cell>
              <table:table-cell office:value-type="float" office:value="-0.03">
                <text:p>-0.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34">
                <text:p>1.334</text:p>
              </table:table-cell>
              <table:table-cell office:value-type="float" office:value="-0.04">
                <text:p>-0.0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-0.05">
                <text:p>-0.0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1.336">
                <text:p>1.336</text:p>
              </table:table-cell>
              <table:table-cell office:value-type="float" office:value="-0.06">
                <text:p>-0.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.337">
                <text:p>1.337</text:p>
              </table:table-cell>
              <table:table-cell office:value-type="float" office:value="-0.08">
                <text:p>-0.0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.338">
                <text:p>1.338</text:p>
              </table:table-cell>
              <table:table-cell office:value-type="float" office:value="-0.09">
                <text:p>-0.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.339">
                <text:p>1.339</text:p>
              </table:table-cell>
              <table:table-cell office:value-type="float" office:value="-0.1">
                <text:p>-0.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-0.12">
                <text:p>-0.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.341">
                <text:p>1.341</text:p>
              </table:table-cell>
              <table:table-cell office:value-type="float" office:value="-0.13">
                <text:p>-0.1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1.342">
                <text:p>1.342</text:p>
              </table:table-cell>
              <table:table-cell office:value-type="float" office:value="-0.13">
                <text:p>-0.13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1.343">
                <text:p>1.343</text:p>
              </table:table-cell>
              <table:table-cell office:value-type="float" office:value="-0.14">
                <text:p>-0.1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1.344">
                <text:p>1.344</text:p>
              </table:table-cell>
              <table:table-cell office:value-type="float" office:value="-0.14">
                <text:p>-0.1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1.345">
                <text:p>1.345</text:p>
              </table:table-cell>
              <table:table-cell office:value-type="float" office:value="-0.13">
                <text:p>-0.1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1.346">
                <text:p>1.346</text:p>
              </table:table-cell>
              <table:table-cell office:value-type="float" office:value="-0.12">
                <text:p>-0.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.347">
                <text:p>1.347</text:p>
              </table:table-cell>
              <table:table-cell office:value-type="float" office:value="-0.11">
                <text:p>-0.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.348">
                <text:p>1.348</text:p>
              </table:table-cell>
              <table:table-cell office:value-type="float" office:value="-0.1">
                <text:p>-0.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.349">
                <text:p>1.349</text:p>
              </table:table-cell>
              <table:table-cell office:value-type="float" office:value="-0.08">
                <text:p>-0.0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-0.06">
                <text:p>-0.0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1.351">
                <text:p>1.351</text:p>
              </table:table-cell>
              <table:table-cell office:value-type="float" office:value="-0.05">
                <text:p>-0.0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1.352">
                <text:p>1.352</text:p>
              </table:table-cell>
              <table:table-cell office:value-type="float" office:value="-0.03">
                <text:p>-0.0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.353">
                <text:p>1.353</text:p>
              </table:table-cell>
              <table:table-cell office:value-type="float" office:value="-0.01">
                <text:p>-0.0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1.354">
                <text:p>1.354</text:p>
              </table:table-cell>
              <table:table-cell office:value-type="float" office:value="0.000536">
                <text:p>0.00053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.355">
                <text:p>1.355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356">
                <text:p>1.356</text:p>
              </table:table-cell>
              <table:table-cell office:value-type="float" office:value="0.000536">
                <text:p>0.000536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float" office:value="1.357">
                <text:p>1.357</text:p>
              </table:table-cell>
              <table:table-cell office:value-type="float" office:value="0.000536">
                <text:p>0.000536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float" office:value="1.358">
                <text:p>1.358</text:p>
              </table:table-cell>
              <table:table-cell office:value-type="float" office:value="0.000536">
                <text:p>0.000536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float" office:value="1.359">
                <text:p>1.359</text:p>
              </table:table-cell>
              <table:table-cell office:value-type="float" office:value="0.000536">
                <text:p>0.000536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000536">
                <text:p>0.000536</text:p>
              </table:table-cell>
              <table:table-cell office:value-type="float" office:value="-4.36">
                <text:p>-4.36</text:p>
              </table:table-cell>
            </table:table-row>
            <table:table-row>
              <table:table-cell office:value-type="float" office:value="1.361">
                <text:p>1.361</text:p>
              </table:table-cell>
              <table:table-cell office:value-type="float" office:value="0.000536">
                <text:p>0.000536</text:p>
              </table:table-cell>
              <table:table-cell office:value-type="float" office:value="-5.33">
                <text:p>-5.33</text:p>
              </table:table-cell>
            </table:table-row>
            <table:table-row>
              <table:table-cell office:value-type="float" office:value="1.362">
                <text:p>1.362</text:p>
              </table:table-cell>
              <table:table-cell office:value-type="float" office:value="0.000536">
                <text:p>0.000536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float" office:value="1.363">
                <text:p>1.363</text:p>
              </table:table-cell>
              <table:table-cell office:value-type="float" office:value="0.000536">
                <text:p>0.000536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float" office:value="1.364">
                <text:p>1.364</text:p>
              </table:table-cell>
              <table:table-cell office:value-type="float" office:value="0.000536">
                <text:p>0.000536</text:p>
              </table:table-cell>
              <table:table-cell office:value-type="float" office:value="-8.11">
                <text:p>-8.11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0.000536">
                <text:p>0.000536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float" office:value="1.366">
                <text:p>1.366</text:p>
              </table:table-cell>
              <table:table-cell office:value-type="float" office:value="0.000536">
                <text:p>0.000536</text:p>
              </table:table-cell>
              <table:table-cell office:value-type="float" office:value="-9.28">
                <text:p>-9.28</text:p>
              </table:table-cell>
            </table:table-row>
            <table:table-row>
              <table:table-cell office:value-type="float" office:value="1.367">
                <text:p>1.367</text:p>
              </table:table-cell>
              <table:table-cell office:value-type="float" office:value="0.000536">
                <text:p>0.000536</text:p>
              </table:table-cell>
              <table:table-cell office:value-type="float" office:value="-9.53">
                <text:p>-9.53</text:p>
              </table:table-cell>
            </table:table-row>
            <table:table-row>
              <table:table-cell office:value-type="float" office:value="1.368">
                <text:p>1.368</text:p>
              </table:table-cell>
              <table:table-cell office:value-type="float" office:value="0.000536">
                <text:p>0.000536</text:p>
              </table:table-cell>
              <table:table-cell office:value-type="float" office:value="-9.54">
                <text:p>-9.54</text:p>
              </table:table-cell>
            </table:table-row>
            <table:table-row>
              <table:table-cell office:value-type="float" office:value="1.369">
                <text:p>1.369</text:p>
              </table:table-cell>
              <table:table-cell office:value-type="float" office:value="0.000536">
                <text:p>0.000536</text:p>
              </table:table-cell>
              <table:table-cell office:value-type="float" office:value="-9.31">
                <text:p>-9.31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0.000536">
                <text:p>0.000536</text:p>
              </table:table-cell>
              <table:table-cell office:value-type="float" office:value="-8.86">
                <text:p>-8.86</text:p>
              </table:table-cell>
            </table:table-row>
            <table:table-row>
              <table:table-cell office:value-type="float" office:value="1.371">
                <text:p>1.371</text:p>
              </table:table-cell>
              <table:table-cell office:value-type="float" office:value="0.000536">
                <text:p>0.000536</text:p>
              </table:table-cell>
              <table:table-cell office:value-type="float" office:value="-8.21">
                <text:p>-8.21</text:p>
              </table:table-cell>
            </table:table-row>
            <table:table-row>
              <table:table-cell office:value-type="float" office:value="1.372">
                <text:p>1.372</text:p>
              </table:table-cell>
              <table:table-cell office:value-type="float" office:value="0.000536">
                <text:p>0.000536</text:p>
              </table:table-cell>
              <table:table-cell office:value-type="float" office:value="-7.42">
                <text:p>-7.42</text:p>
              </table:table-cell>
            </table:table-row>
            <table:table-row>
              <table:table-cell office:value-type="float" office:value="1.373">
                <text:p>1.373</text:p>
              </table:table-cell>
              <table:table-cell office:value-type="float" office:value="0.000536">
                <text:p>0.000536</text:p>
              </table:table-cell>
              <table:table-cell office:value-type="float" office:value="-6.55">
                <text:p>-6.55</text:p>
              </table:table-cell>
            </table:table-row>
            <table:table-row>
              <table:table-cell office:value-type="float" office:value="1.374">
                <text:p>1.374</text:p>
              </table:table-cell>
              <table:table-cell office:value-type="float" office:value="0.000536">
                <text:p>0.00053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0.000536">
                <text:p>0.000536</text:p>
              </table:table-cell>
              <table:table-cell office:value-type="float" office:value="-4.91">
                <text:p>-4.91</text:p>
              </table:table-cell>
            </table:table-row>
            <table:table-row>
              <table:table-cell office:value-type="float" office:value="1.376">
                <text:p>1.376</text:p>
              </table:table-cell>
              <table:table-cell office:value-type="float" office:value="0.000536">
                <text:p>0.000536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float" office:value="1.377">
                <text:p>1.377</text:p>
              </table:table-cell>
              <table:table-cell office:value-type="float" office:value="0.000536">
                <text:p>0.000536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float" office:value="1.378">
                <text:p>1.378</text:p>
              </table:table-cell>
              <table:table-cell office:value-type="float" office:value="0.000536">
                <text:p>0.000536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float" office:value="1.379">
                <text:p>1.379</text:p>
              </table:table-cell>
              <table:table-cell office:value-type="float" office:value="0.000536">
                <text:p>0.000536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000536">
                <text:p>0.0005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float" office:value="1.381">
                <text:p>1.381</text:p>
              </table:table-cell>
              <table:table-cell office:value-type="float" office:value="0.000536">
                <text:p>0.000536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float" office:value="1.382">
                <text:p>1.382</text:p>
              </table:table-cell>
              <table:table-cell office:value-type="float" office:value="0.000536">
                <text:p>0.00053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float" office:value="1.383">
                <text:p>1.383</text:p>
              </table:table-cell>
              <table:table-cell office:value-type="float" office:value="0.000536">
                <text:p>0.000536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float" office:value="1.384">
                <text:p>1.384</text:p>
              </table:table-cell>
              <table:table-cell office:value-type="float" office:value="0.000536">
                <text:p>0.00053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float" office:value="1.385">
                <text:p>1.385</text:p>
              </table:table-cell>
              <table:table-cell office:value-type="float" office:value="0.000536">
                <text:p>0.000536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float" office:value="1.386">
                <text:p>1.386</text:p>
              </table:table-cell>
              <table:table-cell office:value-type="float" office:value="0.000536">
                <text:p>0.000536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float" office:value="1.387">
                <text:p>1.387</text:p>
              </table:table-cell>
              <table:table-cell office:value-type="float" office:value="0.000536">
                <text:p>0.000536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float" office:value="1.388">
                <text:p>1.388</text:p>
              </table:table-cell>
              <table:table-cell office:value-type="float" office:value="0.000536">
                <text:p>0.000536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float" office:value="1.389">
                <text:p>1.389</text:p>
              </table:table-cell>
              <table:table-cell office:value-type="float" office:value="0.000536">
                <text:p>0.000536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0.000536">
                <text:p>0.00053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float" office:value="1.391">
                <text:p>1.391</text:p>
              </table:table-cell>
              <table:table-cell office:value-type="float" office:value="0.000536">
                <text:p>0.00053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92">
                <text:p>1.392</text:p>
              </table:table-cell>
              <table:table-cell office:value-type="float" office:value="0.000536">
                <text:p>0.00053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1.393">
                <text:p>1.393</text:p>
              </table:table-cell>
              <table:table-cell office:value-type="float" office:value="0.000536">
                <text:p>0.00053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1.394">
                <text:p>1.394</text:p>
              </table:table-cell>
              <table:table-cell office:value-type="float" office:value="0.000536">
                <text:p>0.00053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0.000536">
                <text:p>0.00053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1.396">
                <text:p>1.396</text:p>
              </table:table-cell>
              <table:table-cell office:value-type="float" office:value="0.000536">
                <text:p>0.000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1.397">
                <text:p>1.397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398">
                <text:p>1.398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399">
                <text:p>1.399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01">
                <text:p>1.401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02">
                <text:p>1.402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03">
                <text:p>1.403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04">
                <text:p>1.404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05">
                <text:p>1.405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406">
                <text:p>1.406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07">
                <text:p>1.407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08">
                <text:p>1.408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409">
                <text:p>1.409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11">
                <text:p>1.411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12">
                <text:p>1.412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13">
                <text:p>1.413</text:p>
              </table:table-cell>
              <table:table-cell office:value-type="float" office:value="0.000536">
                <text:p>0.000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.414">
                <text:p>1.414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15">
                <text:p>1.415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16">
                <text:p>1.416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17">
                <text:p>1.417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418">
                <text:p>1.418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419">
                <text:p>1.419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21">
                <text:p>1.421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22">
                <text:p>1.422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23">
                <text:p>1.423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24">
                <text:p>1.424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426">
                <text:p>1.426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27">
                <text:p>1.427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28">
                <text:p>1.428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29">
                <text:p>1.429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431">
                <text:p>1.431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432">
                <text:p>1.432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433">
                <text:p>1.433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434">
                <text:p>1.434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435">
                <text:p>1.435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436">
                <text:p>1.436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437">
                <text:p>1.437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438">
                <text:p>1.438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439">
                <text:p>1.439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441">
                <text:p>1.441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442">
                <text:p>1.442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443">
                <text:p>1.443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444">
                <text:p>1.444</text:p>
              </table:table-cell>
              <table:table-cell office:value-type="float" office:value="0.000536">
                <text:p>0.00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45">
                <text:p>1.44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446">
                <text:p>1.44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